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="" draw:marker-start-width="0.5cm" draw:marker-end-width="0.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="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marker-start="" draw:textarea-horizontal-align="justify" draw:textarea-vertical-align="middle" draw:auto-grow-height="false"/>
    </style:style>
    <style:style style:name="gr4" style:family="graphic" style:parent-style-name="standard">
      <style:graphic-properties draw:marker-start="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65cm" fo:min-width="0.51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cm" svg:height="3.9cm" svg:x="2.591cm" svg:y="3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7cm" svg:height="3.7cm" svg:x="9.891cm" svg:y="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9.576cm" svg:height="3.158cm" draw:transform="rotate (2.8305749808844) translate (11.3372015207227cm 7.40645044609689cm)" svg:viewBox="0 0 9577 3159" svg:d="M7741 2034c2940 0 1605 746 1033 929-571 183-1679 329-2941 1-1261-330-3414-3105-4522-2958-1109 145-1311 526-1311 526">
          <text:p/>
        </draw:path>
        <draw:path draw:style-name="gr2" draw:text-style-name="P1" draw:layer="layout" svg:width="9.812cm" svg:height="3.158cm" draw:transform="rotate (0.311017672705389) translate (2.16209367594865cm 5.59324357140327cm)" svg:viewBox="0 0 9813 3159" svg:d="M1836 2034c-2941 0-1605 746-1033 929 571 183 1679 329 2941 1 1261-330 3413-3105 4522-2958 1109 145 1547 634 1547 634">
          <text:p/>
        </draw:path>
        <draw:custom-shape draw:style-name="gr3" draw:text-style-name="P1" draw:layer="layout" svg:width="0.4cm" svg:height="0.701cm" draw:transform="rotate (0.0150098315671512) translate (2.387cm 4.703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82cm" svg:height="1.2cm" draw:transform="skewX (-0.00907571211037051) rotate (1.59662719972441) translate (3.595cm 7.414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4" draw:text-style-name="P1" draw:layer="layout" svg:width="0.6cm" svg:height="1.192cm" draw:transform="rotate (1.59627813387401) translate (10.906cm 7.215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3" draw:text-style-name="P1" draw:layer="layout" svg:width="0.4cm" svg:height="0.8cm" svg:x="9.691cm" svg:y="4.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layer="layout" svg:width="0.925cm" svg:height="0.962cm" svg:x="4.062cm" svg:y="3.269cm">
          <draw:text-box>
            <text:p>A</text:p>
          </draw:text-box>
        </draw:frame>
        <draw:frame draw:style-name="gr6" draw:layer="layout" svg:width="1.016cm" svg:height="0.962cm" svg:x="3.984cm" svg:y="6.038cm">
          <draw:text-box>
            <text:p>B</text:p>
          </draw:text-box>
        </draw:frame>
        <draw:frame draw:style-name="gr5" draw:layer="layout" svg:width="0.959cm" svg:height="0.962cm" svg:x="11.491cm" svg:y="2.3cm">
          <draw:text-box>
            <text:p>C</text:p>
          </draw:text-box>
        </draw:frame>
        <draw:frame draw:style-name="gr5" draw:layer="layout" svg:width="0.959cm" svg:height="0.962cm" svg:x="11.332cm" svg:y="6.9cm">
          <draw:text-box>
            <text:p>D</text:p>
          </draw:text-box>
        </draw:frame>
        <draw:custom-shape draw:style-name="gr3" draw:text-style-name="P1" draw:layer="layout" svg:width="0.4cm" svg:height="0.9cm" draw:transform="rotate (-1.54671078311737) translate (11.081cm 2.8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4cm" svg:height="0.9cm" draw:transform="rotate (-1.96244821094242) translate (4.065cm 2.714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4cm" svg:height="0.786cm" draw:transform="rotate (3.12745548664864) translate (6.594cm 5.487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4cm" svg:height="0.898cm" draw:transform="rotate (-3.09987928446713) translate (13.808cm 5.391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4T16:11:01.635454236</meta:creation-date>
    <dc:date>2014-09-14T23:12:55.702855256</dc:date>
    <meta:editing-duration>PT4H10M5S</meta:editing-duration>
    <meta:editing-cycles>8</meta:editing-cycles>
    <meta:generator>LibreOffice/4.2.6.3$Linux_X86_64 LibreOffice_project/420m0$Build-3</meta:generator>
    <meta:document-statistic meta:object-count="16"/>
  </office:meta>
</office:document-meta>
</file>